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951" officeooo:paragraph-rsid="0000a951"/>
    </style:style>
    <style:style style:name="P2" style:family="paragraph" style:parent-style-name="Standard">
      <style:text-properties officeooo:paragraph-rsid="0000a951"/>
    </style:style>
    <style:style style:name="P3" style:family="paragraph" style:parent-style-name="Standard">
      <style:text-properties officeooo:rsid="00021d76" officeooo:paragraph-rsid="00021d76"/>
    </style:style>
    <style:style style:name="P4" style:family="paragraph" style:parent-style-name="Standard">
      <style:text-properties officeooo:rsid="00021d76" officeooo:paragraph-rsid="00039d8d"/>
    </style:style>
    <style:style style:name="P5" style:family="paragraph" style:parent-style-name="Standard" style:list-style-name="L1">
      <style:text-properties officeooo:rsid="00021d76" officeooo:paragraph-rsid="00021d76"/>
    </style:style>
    <style:style style:name="P6" style:family="paragraph" style:parent-style-name="Standard" style:list-style-name="L1">
      <style:text-properties officeooo:rsid="00039d8d" officeooo:paragraph-rsid="00039d8d"/>
    </style:style>
    <style:style style:name="P7" style:family="paragraph" style:parent-style-name="Standard">
      <style:text-properties style:font-name="Linux Biolinum G" officeooo:rsid="0000a951" officeooo:paragraph-rsid="0000a951"/>
    </style:style>
    <style:style style:name="T1" style:family="text">
      <style:text-properties officeooo:rsid="0000a951"/>
    </style:style>
    <style:style style:name="T2" style:family="text">
      <style:text-properties officeooo:rsid="00039d8d"/>
    </style:style>
    <style:style style:name="T3" style:family="text">
      <style:text-properties officeooo:rsid="000494c8"/>
    </style:style>
    <style:style style:name="T4" style:family="text">
      <style:text-properties style:font-name="Linux Biolinum G"/>
    </style:style>
    <style:style style:name="T5" style:family="text">
      <style:text-properties style:font-name="Linux Biolinum G" officeooo:rsid="0000a9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ing the Serial Monitor</text:h>
      <text:p text:style-name="P1"/>
      <text:p text:style-name="P1">The Same USB cable that connects your computer to the board and is used to upload the code , could also be used by the board to send messages back to the computer.</text:p>
      <text:p text:style-name="P1">Developers usually use this feature for debugging purposes and sometimes you could also develop a separate program to read and process this data on the PC. </text:p>
      <text:p text:style-name="P1"/>
      <text:p text:style-name="P3">You could access these messages in ArduinoIDE through the “Serial Monitor”</text:p>
      <text:p text:style-name="P3">Tools → Serial Monitor (CTRL-SHIFT-M)</text:p>
      <text:p text:style-name="P1"/>
      <text:p text:style-name="P1"><text:a xlink:type="simple" xlink:href="https://www.arduino.cc/reference/en/language/functions/communication/serial/" text:style-name="Internet_20_link" text:visited-style-name="Visited_20_Internet_20_Link">https://www.arduino.cc/reference/en/language/functions/communication/serial/</text:a> </text:p>
      <text:p text:style-name="P1"/>
      <text:p text:style-name="P1">In the “setup” function:</text:p>
      <text:p text:style-name="P7">setup() {</text:p>
      <text:p text:style-name="P7"><text:tab/>// <text:span text:style-name="T3">setup </text:span>the speed of the serial port: baud per second</text:p>
      <text:p text:style-name="P7"><text:tab/>Serial.begin(115200);</text:p>
      <text:p text:style-name="P7"><text:tab/>Serial.pritnln(“Starting...”);</text:p>
      <text:p text:style-name="P7">}</text:p>
      <text:p text:style-name="P1"/>
      <text:p text:style-name="P7">loop(){</text:p>
      <text:p text:style-name="P7"><text:tab/>//</text:p>
      <text:p text:style-name="P7"><text:tab/>int temp=18;</text:p>
      <text:p text:style-name="P2"><text:span text:style-name="T5"><text:tab/>// </text:span><text:a xlink:type="simple" xlink:href="https://www.arduino.cc/reference/en/language/functions/communication/serial/print/" text:style-name="Internet_20_link" text:visited-style-name="Visited_20_Internet_20_Link"><text:span text:style-name="T4">https://www.arduino.cc/reference/en/language/functions/communication/serial/print/</text:span></text:a><text:span text:style-name="T4"> </text:span></text:p>
      <text:p text:style-name="P7"><text:tab/>Serial.print(“Temperature:);</text:p>
      <text:p text:style-name="P7"><text:tab/>Serial.println(18);</text:p>
      <text:p text:style-name="P7">}</text:p>
      <text:p text:style-name="P1"/>
      <text:p text:style-name="P4"><text:span text:style-name="T2">O</text:span>utside of today’s <text:span text:style-name="T2">Dojo </text:span>scope:</text:p>
      <text:list xml:id="list3215349769" text:style-name="L1">
        <text:list-item>
          <text:p text:style-name="P5">You could also use the serial to read data sent from the PC to the board. </text:p>
        </text:list-item>
        <text:list-item>
          <text:p text:style-name="P6">There is also a Serial Plotter feature available in the Arduino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3:21:48.480000000</dc:date>
    <meta:editing-duration>PT32M33S</meta:editing-duration>
    <meta:editing-cycles>5</meta:editing-cycles>
    <meta:document-statistic meta:table-count="0" meta:image-count="0" meta:object-count="0" meta:page-count="1" meta:paragraph-count="22" meta:word-count="143" meta:character-count="1006" meta:non-whitespace-character-count="875"/>
  </office:meta>
</office:document-meta>
</file>